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1dbd" officeooo:paragraph-rsid="000f1dbd"/>
    </style:style>
    <style:style style:name="P2" style:family="paragraph" style:parent-style-name="Standard">
      <style:text-properties officeooo:paragraph-rsid="000f4b2b"/>
    </style:style>
    <style:style style:name="P3" style:family="paragraph" style:parent-style-name="Standard">
      <style:text-properties officeooo:rsid="000f4b2b" officeooo:paragraph-rsid="000f4b2b"/>
    </style:style>
    <style:style style:name="P4" style:family="paragraph" style:parent-style-name="Standard">
      <style:text-properties officeooo:rsid="000f4b2b" officeooo:paragraph-rsid="000f6967"/>
    </style:style>
    <style:style style:name="P5" style:family="paragraph" style:parent-style-name="Standard">
      <style:text-properties officeooo:rsid="000f4b2b" officeooo:paragraph-rsid="000f4b2b" fo:background-color="#ffff00"/>
    </style:style>
    <style:style style:name="P6" style:family="paragraph" style:parent-style-name="Standard">
      <style:text-properties officeooo:rsid="000f6967" officeooo:paragraph-rsid="000f6967" fo:background-color="#ffff00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f4b2b"/>
    </style:style>
    <style:style style:name="T4" style:family="text">
      <style:text-properties style:text-line-through-style="none" style:text-line-through-type="none" officeooo:rsid="000f6967"/>
    </style:style>
    <style:style style:name="T5" style:family="text">
      <style:text-properties style:text-line-through-style="none" style:text-line-through-type="none" officeooo:rsid="00105b8f"/>
    </style:style>
    <style:style style:name="T6" style:family="text">
      <style:text-properties officeooo:rsid="000f4b2b" fo:background-color="#ffff00" loext:char-shading-value="0"/>
    </style:style>
    <style:style style:name="T7" style:family="text">
      <style:text-properties officeooo:rsid="000f6967" fo:background-color="#ffff00" loext:char-shading-value="0"/>
    </style:style>
    <style:style style:name="T8" style:family="text">
      <style:text-properties officeooo:rsid="000f6967" fo:background-color="#ffff00" loext:char-shading-value="0"/>
    </style:style>
    <style:style style:name="T9" style:family="text">
      <style:text-properties officeooo:rsid="000fe7bf" fo:background-color="#ffff00" loext:char-shading-value="0"/>
    </style:style>
    <style:style style:name="T10" style:family="text">
      <style:text-properties officeooo:rsid="000f6967"/>
    </style:style>
    <style:style style:name="T11" style:family="text">
      <style:text-properties officeooo:rsid="000f4b2b" fo:background-color="transparent" loext:char-shading-value="0"/>
    </style:style>
    <style:style style:name="T12" style:family="text">
      <style:text-properties officeooo:rsid="000f6967" fo:background-color="transparent" loext:char-shading-value="0"/>
    </style:style>
    <style:style style:name="T13" style:family="text">
      <style:text-properties officeooo:rsid="00105b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6">Это приветсвие и обо мне: <text:s/></text:span><text:span text:style-name="T11"><text:s text:c="6"/></text:span><text:span text:style-name="T6"><text:s/></text:span><text:span text:style-name="T8">фото 1</text:span></text:p>
      <text:p text:style-name="P2"><text:s/></text:p>
      <text:p text:style-name="P1">Хэй, привет! Меня зовут Женя, я генетик, и в свободное от науки время надеваю костюм <text:span text:style-name="T1">суперженщины </text:span><text:span text:style-name="T2"><text:s/>фотографа и снимаю </text:span><text:span text:style-name="T4">себя, других </text:span><text:span text:style-name="T2">людей, еду, животных, интерьеры и город — я просто обожаю это! Самое крутое в фотографии лично для меня это общение с новыми людьми: узнавать, от чего горят их глаза, и ловить эти моменты, показывая какие все уникальные и прекрасные. Может быть ты, та или тот, кто читает эти строки, начинаешь свое дело — тогда я могу снять твое рабочее место, товары и тебя за работой, чтобы на твоем сайте или </text:span><text:span text:style-name="T5">в </text:span><text:span text:style-name="T2">инстаграме было красиво и много заказов. Или ты хочешь подарить впечатления себе или близкому человеку </text:span><text:span text:style-name="T3">в форме фотосессии </text:span><text:span text:style-name="T2">— </text:span><text:span text:style-name="T3">я могу помочь тебе с образом и местом, </text:span><text:span text:style-name="T2">мы прогуляемся </text:span><text:span text:style-name="T3">и выпьем кофе, а на следующий день подарок будет уже доставлен. </text:span><text:span text:style-name="T4">Буду рада познакомиться и вместе замутить что-то крутое!</text:span></text:p>
      <text:p text:style-name="P1"><text:span text:style-name="T4"/></text:p>
      <text:p text:style-name="P6"><text:span text:style-name="T4">К</text:span><text:span text:style-name="T2">нопка записаться</text:span></text:p>
      <text:p text:style-name="P1"><text:span text:style-name="T3"/></text:p>
      <text:p text:style-name="P1"><text:span text:style-name="T3"/></text:p>
      <text:p text:style-name="P5"><text:span text:style-name="T2">Это про услугу:</text:span></text:p>
      <text:p text:style-name="P3"/>
      <text:p text:style-name="P3">Фотосессия у меня крута тем, что за два 2 часа легкого интересного общения <text:span text:style-name="T10">я</text:span> делаю 30-50 фото, которые присылаю тебе уже на следующий день! Тебе также стоит знать, что я не делаю обработку кожи, только общую цветокоррекцию фото. </text:p>
      <text:p text:style-name="P3">Ты можешь смело написать мне в Телегу и я помогу тебе придумать идею и образ исходя из твоих увлечений и интересов, найду подходящую локацию в Москве или студию — все это совершенно бесплатно и ты не обязан_а <text:span text:style-name="T10">после этого заказывать съемку, если передумал_а. И наконец, я очень бережно отношусь к личным границам и отношением человека к своей внешности: ничего не навязываю, со мной ты будешь фотографироваться только так, как тебе комфортно</text:span></text:p>
      <text:p text:style-name="P3"/>
      <text:p text:style-name="P3">Стоимость фотосессии 3000 руб <text:span text:style-name="T8">кнопка записаться </text:span><text:span text:style-name="T12"><text:s text:c="6"/></text:span><text:span text:style-name="T8">фото 2, 3</text:span></text:p>
      <text:p text:style-name="P3"/>
      <text:p text:style-name="P3"/>
      <text:p text:style-name="P3">Если ты хочешь съемку в студии, то 3000 руб + оплата студии на 2 часа <text:span text:style-name="T8">кнопка записаться </text:span><text:span text:style-name="T9">фото 4 5 6 7</text:span></text:p>
      <text:p text:style-name="P3"/>
      <text:p text:style-name="P3"/>
      <text:p text:style-name="P4">Ты можешь добавить макияж от визажиста: <text:span text:style-name="T13">6</text:span>000 руб <text:span text:style-name="T13">+ оплата гриммерки</text:span> <text:span text:style-name="T8">кнопка записаться </text:span><text:span text:style-name="T12"><text:s text:c="5"/></text:span><text:span text:style-name="T9">фото 8 9 10 11</text:span></text:p>
      <text:p text:style-name="P4"/>
      <text:p text:style-name="P4">И кккомбо студия и макияж будет стоить 6000 руб + оплата студии на 2 часа и гриммерки на час <text:span text:style-name="T8">кнопка записаться <text:s/></text:span><text:span text:style-name="T12"><text:s text:c="4"/></text:span><text:span text:style-name="T9">фото 12</text:span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9T22:43:50.983000000</dc:date>
    <meta:editing-duration>PT13M35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1" meta:word-count="329" meta:character-count="1961" meta:non-whitespace-character-count="1610"/>
  </office:meta>
</office:document-meta>
</file>